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cc9" officeooo:paragraph-rsid="001f4cc9"/>
    </style:style>
    <style:style style:name="P2" style:family="paragraph" style:parent-style-name="Standard">
      <style:text-properties fo:font-size="18pt" officeooo:rsid="001f4cc9" officeooo:paragraph-rsid="001f4cc9" style:font-size-asian="18pt" style:font-size-complex="18pt"/>
    </style:style>
    <style:style style:name="P3" style:family="paragraph" style:parent-style-name="Standard">
      <style:text-properties fo:font-size="18pt" officeooo:rsid="001f4cc9" officeooo:paragraph-rsid="001f4cc9" style:font-size-asian="15.75pt" style:font-size-complex="18pt"/>
    </style:style>
    <style:style style:name="P4" style:family="paragraph" style:parent-style-name="Standard">
      <style:text-properties fo:font-size="18pt" officeooo:rsid="002115d8" officeooo:paragraph-rsid="002115d8" style:font-size-asian="15.75pt" style:font-size-complex="18pt"/>
    </style:style>
    <style:style style:name="P5" style:family="paragraph" style:parent-style-name="Standard">
      <style:text-properties fo:font-size="18pt" officeooo:paragraph-rsid="002115d8"/>
    </style:style>
    <style:style style:name="P6" style:family="paragraph" style:parent-style-name="Standard">
      <style:text-properties fo:font-size="18pt" officeooo:rsid="001fed24" officeooo:paragraph-rsid="001fed24" fo:background-color="#acb20c" style:font-size-asian="15.75pt" style:font-size-complex="18pt"/>
    </style:style>
    <style:style style:name="P7" style:family="paragraph" style:parent-style-name="Standard">
      <style:text-properties fo:font-size="18pt" officeooo:rsid="0022ed54" officeooo:paragraph-rsid="0022ed54" fo:background-color="#ffffd7" style:font-size-asian="18pt" style:font-size-complex="18pt"/>
    </style:style>
    <style:style style:name="P8" style:family="paragraph" style:parent-style-name="Standard">
      <style:text-properties fo:font-size="22pt" officeooo:rsid="001f4cc9" officeooo:paragraph-rsid="001f4cc9" style:font-size-asian="22pt" style:font-size-complex="22pt"/>
    </style:style>
    <style:style style:name="P9" style:family="paragraph" style:parent-style-name="Standard">
      <style:text-properties fo:font-size="22pt" officeooo:rsid="001f4cc9" officeooo:paragraph-rsid="001f4cc9" fo:background-color="#ffff00" style:font-size-asian="22pt" style:font-size-complex="22pt"/>
    </style:style>
    <style:style style:name="P10" style:family="paragraph" style:parent-style-name="Standard">
      <style:text-properties officeooo:rsid="001f4cc9" officeooo:paragraph-rsid="001f4cc9" fo:background-color="#ffff00"/>
    </style:style>
    <style:style style:name="P11" style:family="paragraph" style:parent-style-name="Standard">
      <style:text-properties officeooo:rsid="001fed24" officeooo:paragraph-rsid="001fed24" fo:background-color="#b4c7dc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21e50f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style="italic" fo:font-weight="normal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6" style:family="paragraph" style:parent-style-name="Standard">
      <style:text-properties fo:font-size="12pt" officeooo:rsid="001f4cc9" officeooo:paragraph-rsid="001f4cc9" style:font-size-asian="10.5pt" style:font-size-complex="12pt"/>
    </style:style>
    <style:style style:name="P17" style:family="paragraph" style:parent-style-name="Standard">
      <style:text-properties fo:font-size="12pt" officeooo:rsid="001fed24" officeooo:paragraph-rsid="001fed24" style:font-size-asian="10.5pt" style:font-size-complex="12pt"/>
    </style:style>
    <style:style style:name="P18" style:family="paragraph" style:parent-style-name="Standard">
      <style:text-properties fo:font-size="12pt" officeooo:rsid="0021e50f" officeooo:paragraph-rsid="0021e50f" style:font-size-asian="10.5pt" style:font-size-complex="12pt"/>
    </style:style>
    <style:style style:name="P19" style:family="paragraph" style:parent-style-name="Standard">
      <style:text-properties fo:font-size="12pt" officeooo:rsid="002115d8" officeooo:paragraph-rsid="001fed24" style:font-size-asian="10.5pt" style:font-size-complex="12pt"/>
    </style:style>
    <style:style style:name="P20" style:family="paragraph" style:parent-style-name="Standard">
      <style:text-properties fo:font-size="12pt" officeooo:rsid="002115d8" officeooo:paragraph-rsid="002115d8" style:font-size-asian="10.5pt" style:font-size-complex="12pt"/>
    </style:style>
    <style:style style:name="P21" style:family="paragraph" style:parent-style-name="Standard">
      <style:text-properties fo:font-size="12pt" officeooo:rsid="001fed24" officeooo:paragraph-rsid="001fed24" fo:background-color="#acb20c" style:font-size-asian="10.5pt" style:font-size-complex="12pt"/>
    </style:style>
    <style:style style:name="P22" style:family="paragraph" style:parent-style-name="Standard">
      <style:text-properties fo:font-size="20pt" officeooo:rsid="0022ed54" officeooo:paragraph-rsid="0022ed54" style:font-size-asian="20pt" style:font-size-complex="20pt"/>
    </style:style>
    <style:style style:name="P23" style:family="paragraph" style:parent-style-name="Standard">
      <style:text-properties fo:font-size="20pt" officeooo:rsid="0024dab9" officeooo:paragraph-rsid="0024dab9" style:font-size-asian="20pt" style:font-size-complex="20pt"/>
    </style:style>
    <style:style style:name="P24" style:family="paragraph" style:parent-style-name="Standard">
      <style:text-properties fo:font-size="20pt" officeooo:rsid="0022ed54" officeooo:paragraph-rsid="0022ed54" fo:background-color="#ffff00" style:font-size-asian="20pt" style:font-size-complex="20pt"/>
    </style:style>
    <style:style style:name="P25" style:family="paragraph" style:parent-style-name="Standard">
      <style:text-properties fo:font-size="20pt" officeooo:rsid="0024dab9" officeooo:paragraph-rsid="00258fa5" fo:background-color="#ffff38" style:font-size-asian="20pt" style:font-size-complex="20pt"/>
    </style:style>
    <style:style style:name="P26" style:family="paragraph" style:parent-style-name="Standard">
      <style:text-properties fo:font-size="16pt" officeooo:rsid="0022ed54" officeooo:paragraph-rsid="0022ed54" style:font-size-asian="14pt" style:font-size-complex="16pt"/>
    </style:style>
    <style:style style:name="P27" style:family="paragraph" style:parent-style-name="Standard">
      <style:text-properties fo:font-size="15pt" officeooo:rsid="0022ed54" officeooo:paragraph-rsid="0022ed54" style:font-size-asian="15pt" style:font-size-complex="15pt"/>
    </style:style>
    <style:style style:name="P28" style:family="paragraph" style:parent-style-name="Standard">
      <style:text-properties fo:font-size="15pt" officeooo:rsid="0022ed54" officeooo:paragraph-rsid="00234376" style:font-size-asian="15pt" style:font-size-complex="15pt"/>
    </style:style>
    <style:style style:name="P29" style:family="paragraph" style:parent-style-name="Standard">
      <style:text-properties fo:font-size="15pt" style:text-underline-style="none" fo:font-weight="normal" officeooo:rsid="00234376" officeooo:paragraph-rsid="00234376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officeooo:rsid="0024dab9" officeooo:paragraph-rsid="0024dab9" fo:background-color="transparent" style:font-size-asian="13.1000003814697pt" style:font-size-complex="15pt"/>
    </style:style>
    <style:style style:name="P31" style:family="paragraph" style:parent-style-name="Standard">
      <style:text-properties fo:font-size="15pt" officeooo:rsid="0024dab9" officeooo:paragraph-rsid="00258fa5" fo:background-color="transparent" style:font-size-asian="13.1000003814697pt" style:font-size-complex="15pt"/>
    </style:style>
    <style:style style:name="P32" style:family="paragraph" style:parent-style-name="Standard">
      <style:text-properties fo:font-size="15pt" officeooo:rsid="0024dab9" officeooo:paragraph-rsid="0026aa48" fo:background-color="transparent" style:font-size-asian="13.1000003814697pt" style:font-size-complex="15pt"/>
    </style:style>
    <style:style style:name="P33" style:family="paragraph" style:parent-style-name="Standard">
      <style:text-properties fo:font-size="15pt" officeooo:rsid="00258fa5" officeooo:paragraph-rsid="00258fa5" fo:background-color="transparent" style:font-size-asian="13.1000003814697pt" style:font-size-complex="15pt"/>
    </style:style>
    <style:style style:name="P34" style:family="paragraph" style:parent-style-name="Standard">
      <style:text-properties fo:font-size="20pt" officeooo:rsid="00258fa5" officeooo:paragraph-rsid="00258fa5" fo:background-color="#ffff38" style:font-size-asian="20pt" style:font-size-complex="20pt"/>
    </style:style>
    <style:style style:name="P35" style:family="paragraph" style:parent-style-name="Standard">
      <style:text-properties fo:font-size="20pt" officeooo:rsid="0024dab9" officeooo:paragraph-rsid="0024dab9" fo:background-color="#ffff00" style:font-size-asian="20pt" style:font-size-complex="20pt"/>
    </style:style>
    <style:style style:name="P36" style:family="paragraph" style:parent-style-name="Standard">
      <style:text-properties fo:font-size="15pt" officeooo:rsid="0024dab9" officeooo:paragraph-rsid="0024dab9" fo:background-color="#ffff00" style:font-size-asian="13.1000003814697pt" style:font-size-complex="15pt"/>
    </style:style>
    <style:style style:name="P37" style:family="paragraph" style:parent-style-name="Standard">
      <style:text-properties fo:font-size="15pt" officeooo:rsid="00270830" officeooo:paragraph-rsid="00270830" fo:background-color="transparent" style:font-size-asian="13.1000003814697pt" style:font-size-complex="15pt"/>
    </style:style>
    <style:style style:name="P38" style:family="paragraph" style:parent-style-name="Standard">
      <style:text-properties fo:font-size="15pt" officeooo:rsid="0024dab9" officeooo:paragraph-rsid="0026aa48" fo:background-color="transparent" style:font-size-asian="13.1000003814697pt" style:font-size-complex="15pt"/>
    </style:style>
    <style:style style:name="P39" style:family="paragraph" style:parent-style-name="Standard">
      <style:text-properties fo:font-size="15pt" officeooo:rsid="0024dab9" officeooo:paragraph-rsid="0024dab9" fo:background-color="transparent" style:font-size-asian="13.1000003814697pt" style:font-size-complex="15pt"/>
    </style:style>
    <style:style style:name="P40" style:family="paragraph" style:parent-style-name="Standard">
      <style:text-properties fo:font-size="18pt" officeooo:rsid="0024dab9" officeooo:paragraph-rsid="00270830" fo:background-color="#ffff00" style:font-size-asian="18pt" style:font-size-complex="18pt"/>
    </style:style>
    <style:style style:name="P41" style:family="paragraph" style:parent-style-name="Standard">
      <style:text-properties officeooo:rsid="001f4cc9" officeooo:paragraph-rsid="001f4cc9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fed24" style:font-size-asian="10.5pt" style:font-size-complex="12pt"/>
    </style:style>
    <style:style style:name="T3" style:family="text">
      <style:text-properties fo:font-size="12pt" officeooo:rsid="002115d8" style:font-size-asian="10.5pt" style:font-size-complex="12pt"/>
    </style:style>
    <style:style style:name="T4" style:family="text">
      <style:text-properties fo:font-size="12pt" officeooo:rsid="0022ed54" style:font-size-asian="10.5pt" style:font-size-complex="12pt"/>
    </style:style>
    <style:style style:name="T5" style:family="text">
      <style:text-properties fo:background-color="#b4c7dc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tyle="italic"/>
    </style:style>
    <style:style style:name="T8" style:family="text">
      <style:text-properties officeooo:rsid="002115d8" style:font-size-asian="15.75pt" style:font-size-complex="18pt"/>
    </style:style>
    <style:style style:name="T9" style:family="text">
      <style:text-properties fo:background-color="#ffffd7" loext:char-shading-value="0"/>
    </style:style>
    <style:style style:name="T10" style:family="text">
      <style:text-properties officeooo:rsid="002115d8" fo:background-color="#ffffd7" loext:char-shading-value="0" style:font-size-asian="15.75pt" style:font-size-complex="18pt"/>
    </style:style>
    <style:style style:name="T11" style:family="text">
      <style:text-properties fo:background-color="#ffffd7" loext:char-shading-value="0"/>
    </style:style>
    <style:style style:name="T12" style:family="text">
      <style:text-properties officeooo:rsid="00270830" fo:background-color="#ffffd7" loext:char-shading-value="0"/>
    </style:style>
    <style:style style:name="T13" style:family="text">
      <style:text-properties officeooo:rsid="00270830" fo:background-color="#ffffd7" loext:char-shading-value="0"/>
    </style:style>
    <style:style style:name="T14" style:family="text">
      <style:text-properties fo:font-size="18pt" fo:background-color="#ffffd7" loext:char-shading-value="0" style:font-size-asian="18pt" style:font-size-complex="18pt"/>
    </style:style>
    <style:style style:name="T15" style:family="text">
      <style:text-properties officeooo:rsid="00234376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fo:background-color="transparent" loext:char-shading-value="0" style:font-size-asian="13.1000003814697pt" style:font-size-complex="15pt"/>
    </style:style>
    <style:style style:name="T18" style:family="text">
      <style:text-properties fo:background-color="#f6f9d4" loext:char-shading-value="0"/>
    </style:style>
    <style:style style:name="T19" style:family="text">
      <style:text-properties fo:background-color="#bbe33d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58fa5"/>
    </style:style>
    <style:style style:name="T22" style:family="text">
      <style:text-properties officeooo:rsid="0026786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background-color="#ffffd7" loext:char-shading-value="0"/>
    </style:style>
    <style:style style:name="T25" style:family="text">
      <style:text-properties style:text-underline-style="none" fo:background-color="#ffffd7" loext:char-shading-value="0"/>
    </style:style>
    <style:style style:name="T26" style:family="text">
      <style:text-properties officeooo:rsid="002708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UNTES SISTEMAS OPERATIVOS</text:p>
      <text:p text:style-name="P1"/>
      <text:p text:style-name="P9">FUNCIONES:</text:p>
      <text:p text:style-name="P1"><text:span text:style-name="T11">FORK()</text:span>:se encarga de duplicar el proceso actual,este duplicado tiene el mismo valor que las variables etc..La funcion fork retorna un entero y despendiendo de ese valor puede ser:</text:p>
      <text:p text:style-name="P1">- 1:Error</text:p>
      <text:p text:style-name="P1">- 0:hijo</text:p>
      <text:p text:style-name="P1">- &gt;0:padre(pid del hijo)</text:p>
      <text:p text:style-name="P1"/>
      <text:p text:style-name="P11"><text:span text:style-name="T11">GETPID()</text:span><text:span text:style-name="T6">:esta funcion se encarga de proporcionar el identificador o pid del hijo </text:span></text:p>
      <text:p text:style-name="P11"><text:span text:style-name="T11">GETPPID()</text:span>:<text:span text:style-name="T6">esta funcion se encarga de proporcionar el identificador o pid del padre</text:span></text:p>
      <text:p text:style-name="P10"/>
      <text:p text:style-name="P9">CREACION DE PROCESOS:</text:p>
      <text:p text:style-name="P1"/>
      <text:p text:style-name="P2"><text:span text:style-name="T9">Creacion del proceso</text:span>→<text:span text:style-name="T1">(en esta etapa creamos el proceso hijo) </text:span></text:p>
      <text:p text:style-name="P1"/>
      <text:p text:style-name="P1">pid_t pid;//creamos variable pid </text:p>
      <text:p text:style-name="P1">pid=fork()//duplicamos el proceso</text:p>
      <text:p text:style-name="P1"/>
      <text:p text:style-name="P1"/>
      <text:p text:style-name="P3"><text:span text:style-name="T9">Gestion del proceso</text:span>→<text:span text:style-name="T1">(en esta etapa </text:span><text:span text:style-name="T2">hacemos un control con el objetivo de controlar el valor que retorna la funcion fork()</text:span><text:span text:style-name="T1">)</text:span></text:p>
      <text:p text:style-name="P16"/>
      <text:p text:style-name="P17">if(pid==-1){</text:p>
      <text:p text:style-name="P17"><text:tab/>printf(“ERROR EN LA CREACION DEL HIJO”);</text:p>
      <text:p text:style-name="P17"><text:tab/>exit(EXIT_FAILURE);</text:p>
      <text:p text:style-name="P17">}</text:p>
      <text:p text:style-name="P21">//Este caso se da cuando el fork da -1 que seria un error en el duplicado</text:p>
      <text:p text:style-name="P21"/>
      <text:p text:style-name="P17"/>
      <text:p text:style-name="P17">else if(pid==0){</text:p>
      <text:p text:style-name="P17">printf(“SOY EL HIJO:%ld Y MI PADRE ES:%ld”,(long int)getpid(),(long int)getppid() )</text:p>
      <text:p text:style-name="P17">exit(EXIT_SUCESS);</text:p>
      <text:p text:style-name="P17">}</text:p>
      <text:p text:style-name="P17">//Este caso se da cuando el fork da 0 y indica que es el proceso hijo.</text:p>
      <text:p text:style-name="P17">Else</text:p>
      <text:p text:style-name="P17">{</text:p>
      <text:p text:style-name="P17"><text:tab/>printf(“SOY EL PADRE”);</text:p>
      <text:p text:style-name="P18"><text:tab/>AQUI VA LA ESPERA</text:p>
      <text:p text:style-name="P17">}</text:p>
      <text:p text:style-name="P6"><text:span text:style-name="T1">//</text:span><text:span text:style-name="T3">en este caso se indica que es el padre puesto que el fork() devuelve un numero mayor que 0</text:span></text:p>
      <text:p text:style-name="P19"/>
      <text:p text:style-name="P4"/>
      <text:p text:style-name="P4"/>
      <text:p text:style-name="P4"/>
      <text:p text:style-name="P4"/>
      <text:p text:style-name="P5"><text:soft-page-break/><text:span text:style-name="T10">ESPERA</text:span><text:span text:style-name="T8">→</text:span><text:span text:style-name="T3">(</text:span><text:span text:style-name="T4">Lo va a definir belen</text:span><text:span text:style-name="T3">)</text:span></text:p>
      <text:p text:style-name="P14"/>
      <text:p text:style-name="P12">while((flag=wait(&amp;status))&gt;0){</text:p>
      <text:p text:style-name="P12">if(WIFEXITED(status)){</text:p>
      <text:p text:style-name="P13">printf("hijo %ld finalizado con status %d\n",(<text:span text:style-name="T7">long</text:span> <text:span text:style-name="T7">int</text:span>)flag,WEXITSTATUS(status));</text:p>
      <text:p text:style-name="P13">}</text:p>
      <text:p text:style-name="P12">else if(WIFSIGNALED(status)){</text:p>
      <text:p text:style-name="P12">printf("hijo %ld finalizado tras recibir una senal con status %d\n",(<text:span text:style-name="T7">long</text:span> <text:span text:style-name="T7">int</text:span>)flag,WTERMSIG(status));</text:p>
      <text:p text:style-name="P12">}</text:p>
      <text:p text:style-name="P12">else if(WIFSTOPPED(status)){</text:p>
      <text:p text:style-name="P12">printf("hijo %ld parado con status %d\n",(<text:span text:style-name="T7">long</text:span> <text:span text:style-name="T7">int</text:span>)flag,WSTOPSIG(status));</text:p>
      <text:p text:style-name="P12">}</text:p>
      <text:p text:style-name="P12">else if(WIFCONTINUED(status)){</text:p>
      <text:p text:style-name="P12">printf("hijo %ld reanudado\n",(<text:span text:style-name="T7">long</text:span> <text:span text:style-name="T7">int</text:span>)flag);</text:p>
      <text:p text:style-name="P12">}</text:p>
      <text:p text:style-name="P15"/>
      <text:p text:style-name="P12">}</text:p>
      <text:p text:style-name="P12">if(flag==(<text:span text:style-name="T7">pid_t</text:span>)-1 &amp;&amp; errno==ECHILD){ </text:p>
      <text:p text:style-name="P12">printf("Valor del errno= %d, definido como %s\n",errno,strerror(errno));</text:p>
      <text:p text:style-name="P12">}</text:p>
      <text:p text:style-name="P12">else{</text:p>
      <text:p text:style-name="P12">printf("Error en la invocacion de wait o la llamada ha sido interrumpida por una señal\n");</text:p>
      <text:p text:style-name="P12">exit(EXIT_FAILURE);</text:p>
      <text:p text:style-name="P12">} </text:p>
      <text:p text:style-name="P12">exit(EXIT_SUCCESS);</text:p>
      <text:p text:style-name="P12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4">FUNCIONES PARA ABRIR APLICACIONES(CALCULADORA,FICHEROS,</text:p>
      <text:p text:style-name="P24">PROGRAMAS…)</text:p>
      <text:p text:style-name="P22"/>
      <text:p text:style-name="P22"/>
      <text:p text:style-name="P26"><text:span text:style-name="T14">excelp(1,2,3)</text:span>→<text:span text:style-name="T16">Lanza un programa que no recibe argumentos</text:span></text:p>
      <text:p text:style-name="P27"/>
      <text:p text:style-name="P27">1→ Cadena de caracteres que contiene el nombre del programa</text:p>
      <text:p text:style-name="P27">2→Cadena de caracteres que contiene el nombre del programa </text:p>
      <text:p text:style-name="P27">3→NULL(SIEMPRE) </text:p>
      <text:p text:style-name="P27"/>
      <text:p text:style-name="P27">ejemplo:</text:p>
      <text:p text:style-name="P27">terminal: ./a.out gnome-calculator</text:p>
      <text:p text:style-name="P27">funcion:exceclp(argv[1],argv[1],NULL);</text:p>
      <text:p text:style-name="P7"/>
      <text:p text:style-name="P7"/>
      <text:p text:style-name="P26"><text:span text:style-name="T14">excevp(1,2)</text:span>→<text:span text:style-name="T16">Lanza un programa que no recibe argumentos</text:span></text:p>
      <text:p text:style-name="P27"/>
      <text:p text:style-name="P27">1→ Cadena de caracteres que contiene el nombre del programa</text:p>
      <text:p text:style-name="P27">2→Direccion de memoria del argumento anterior al primer argumento </text:p>
      <text:p text:style-name="P27"/>
      <text:p text:style-name="P27">ejemplo:</text:p>
      <text:p text:style-name="P28">terminal: ./a.out <text:span text:style-name="T15">gedit f1.txt</text:span></text:p>
      <text:p text:style-name="P28">funcion:excecvp(argv[1],argv[<text:span text:style-name="T15">2-1</text:span>]);</text:p>
      <text:p text:style-name="P29">tambien se puede poner→ excevp(“gedit”,argv[2-1]<text:span text:style-name="T18">)</text:span><text:span text:style-name="T19">//no es recomendable,pero en algunos casos si,por ejemplo ejercicio 4 practica 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<text:tab/><text:tab/></text:p>
      <text:p text:style-name="P23"><text:tab/><text:tab/><text:tab/><text:tab/><text:span text:style-name="T20">SEÑALES</text:span></text:p>
      <text:p text:style-name="P34">DEFINICIONES DE SEÑALES</text:p>
      <text:p text:style-name="P25"/>
      <text:p text:style-name="P31"><text:tab/><text:span text:style-name="T9">SIGINT</text:span>→ Se produce cuando el usuario presiona la combinación de teclas CTRL+c para matar un proceso.Puede ser controlada o ignorada por un manejador de señales.</text:p>
      <text:p text:style-name="P31"/>
      <text:p text:style-name="P31"><text:tab/><text:span text:style-name="T9">SIGTERM</text:span>→ <text:span text:style-name="T21">Señal que se envia el proceso para comunicarle un apagado “amable-”(cerrando conexiones,ficheros y limpiando sus propios buffer).Tambien puede ser controlada o ignorada por un manejador de señales del proceso.Es la señal que manda por defecto kill y killall desde la terminal.</text:span></text:p>
      <text:p text:style-name="P31"/>
      <text:p text:style-name="P31"><text:tab/><text:span text:style-name="T9">SIGKILL</text:span>→ Esta señal provoca un apagador forzoso del proceso.A diferencia de SIGINT Y SIGKILL,no puede ser ignorada ni controlada por un controlador de señales.Es la manera mas segura de matar a un programa si no podemos hacerlo de las formas anteriores.</text:p>
      <text:p text:style-name="P31"/>
      <text:p text:style-name="P33"><text:span text:style-name="T9">SIGUSR1</text:span>→ Es una señal definida por el usuario para ser usada en programas de aplicación</text:p>
      <text:p text:style-name="P36"/>
      <text:p text:style-name="P33"><text:span text:style-name="T9">Función manejadora</text:span>:<text:span text:style-name="T22">Es una función la cual nos permite definir o redefinir lo que va a realizar una señal.Siempre tiene que recibir un entero </text:span></text:p>
      <text:p text:style-name="P33">ejemplo(int signal);</text:p>
      <text:p text:style-name="P35"/>
      <text:p text:style-name="P40">Tratamiento de la señal</text:p>
      <text:p text:style-name="P40"><text:span text:style-name="T17"><text:s text:c="33"/></text:span></text:p>
      <text:p text:style-name="P37"><text:tab/><text:tab/><text:tab/><text:span text:style-name="T11">kill(1,2)→Envia</text:span></text:p>
      <text:p text:style-name="P37">1→ identificador del proceso</text:p>
      <text:p text:style-name="P37">2→ señal que quieres enviarle(SIGINT,SIGKILL,…)</text:p>
      <text:p text:style-name="P37"><text:tab/>kill(pid,SIGKILL);</text:p>
      <text:p text:style-name="P37"/>
      <text:p text:style-name="P32"/>
      <text:p text:style-name="P32"/>
      <text:p text:style-name="P32"><text:tab/><text:tab/><text:tab/><text:tab/><text:span text:style-name="T13">sign</text:span><text:span text:style-name="T25">al</text:span><text:span text:style-name="T11">(1,2)-&gt;recibe</text:span></text:p>
      <text:p text:style-name="P30"/>
      <text:p text:style-name="P30">1→ señal a tratar(SIGINT,SIGTERM ,SIGKILL,SIGUSR1)</text:p>
      <text:p text:style-name="P33">2→ &amp;nombre de la función(Función manejadora)</text:p>
      <text:p text:style-name="P33"/>
      <text:p text:style-name="P30"/>
      <text:p text:style-name="P3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9:30:01.396392785</meta:creation-date>
    <dc:date>2022-10-22T18:22:02.014205790</dc:date>
    <meta:editing-duration>PT17M28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5" meta:paragraph-count="87" meta:word-count="529" meta:character-count="3876" meta:non-whitespace-character-count="3369"/>
  </office:meta>
</office:document-meta>
</file>